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(s)</text:p>
          </table:table-cell>
          <table:table-cell table:number-columns-repeated="22" office:value-type="string" calcext:value-type="string">
            <text:p>(m/s)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.00</text:p>
          </table:table-cell>
          <table:table-cell table:number-columns-repeated="11" office:value-type="float" office:value="1" calcext:value-type="float">
            <text:p>1.00</text:p>
          </table:table-cell>
          <table:table-cell table:number-columns-repeated="11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10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05" calcext:value-type="float">
            <text:p>-0.05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9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1" calcext:value-type="float">
            <text:p>-0.1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15" calcext:value-type="float">
            <text:p>-0.15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.0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.00</text:p>
          </table:table-cell>
          <table:table-cell table:number-columns-repeated="6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.00</text:p>
          </table:table-cell>
          <table:table-cell table:number-columns-repeated="7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4" calcext:value-type="float">
            <text:p>44.0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8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.0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7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.0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.00</text:p>
          </table:table-cell>
          <table:table-cell table:number-columns-repeated="3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5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.00</text:p>
          </table:table-cell>
          <table:table-cell table:number-columns-repeated="4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4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.00</text:p>
          </table:table-cell>
          <table:table-cell table:number-columns-repeated="5"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number-columns-repeated="3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2" calcext:value-type="float">
            <text:p>-0.20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100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2:14:35.73497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20:13:58.960311274</meta:creation-date>
    <dc:date>2021-01-30T12:17:39.730217662</dc:date>
    <meta:editing-duration>PT59M24S</meta:editing-duration>
    <meta:editing-cycles>9</meta:editing-cycles>
    <meta:generator>LibreOffice/6.1.5.2$Linux_X86_64 LibreOffice_project/10$Build-2</meta:generator>
    <meta:document-statistic meta:table-count="1" meta:cell-count="782" meta:object-count="0"/>
  </office:meta>
</office:document-meta>
</file>